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ans Serif Collection" svg:font-family="'Sans Serif Collection'" style:font-family-generic="swiss" style:font-pitch="variable"/>
    <style:font-face style:name="Serif" svg:font-family="Serif" style:font-family-generic="roman"/>
    <style:font-face style:name="Times New Roman" svg:font-family="'Times New Roman'" style:font-family-generic="roman" style:font-pitch="variable"/>
  </office:font-face-decls>
  <office:automatic-styles>
    <style:style style:name="P1" style:family="paragraph" style:parent-style-name="Standard">
      <style:text-properties officeooo:rsid="0003f48a" officeooo:paragraph-rsid="0003f48a"/>
    </style:style>
    <style:style style:name="P2" style:family="paragraph" style:parent-style-name="Standard">
      <style:text-properties officeooo:paragraph-rsid="0003f48a"/>
    </style:style>
    <style:style style:name="P3" style:family="paragraph" style:parent-style-name="Standard">
      <style:paragraph-properties fo:text-align="center" style:justify-single-word="false"/>
      <style:text-properties fo:color="#2a6099" loext:opacity="100%" style:font-name="Sans Serif Collection" fo:font-size="18pt" fo:font-style="normal" style:text-underline-style="solid" style:text-underline-width="auto" style:text-underline-color="font-color" fo:font-weight="bold" officeooo:rsid="0003f48a" officeooo:paragraph-rsid="0003f48a" style:font-size-asian="18pt" style:font-style-asian="normal" style:font-weight-asian="bold" style:font-size-complex="18pt" style:font-style-complex="normal" style:font-weight-complex="bold"/>
    </style:style>
    <style:style style:name="P4" style:family="paragraph" style:parent-style-name="Standard">
      <style:text-properties fo:color="#355269" loext:opacity="100%" fo:font-size="15pt" fo:font-style="italic" fo:font-weight="normal" officeooo:rsid="0003f48a" officeooo:paragraph-rsid="0003f48a" style:font-size-asian="15pt" style:font-style-asian="italic" style:font-weight-asian="normal" style:font-size-complex="15pt" style:font-style-complex="italic" style:font-weight-complex="normal"/>
    </style:style>
    <style:style style:name="P5" style:family="paragraph" style:parent-style-name="Standard">
      <style:text-properties style:font-name="Times New Roman" fo:font-size="10pt" style:font-size-asian="10pt" style:font-size-complex="10pt"/>
    </style:style>
    <style:style style:name="P6" style:family="paragraph" style:parent-style-name="Standard">
      <style:text-properties style:font-name="Times New Roman" fo:font-size="10pt" officeooo:paragraph-rsid="0003f48a" style:font-size-asian="10pt" style:font-size-complex="10pt"/>
    </style:style>
    <style:style style:name="P7" style:family="paragraph" style:parent-style-name="Standard">
      <style:text-properties fo:font-size="10pt" officeooo:paragraph-rsid="0003f48a" style:font-size-asian="10pt" style:font-size-complex="10pt"/>
    </style:style>
    <style:style style:name="P8" style:family="paragraph" style:parent-style-name="Standard">
      <style:text-properties fo:font-style="italic" officeooo:paragraph-rsid="0003f48a" style:font-style-asian="italic" style:font-style-complex="italic"/>
    </style:style>
    <style:style style:name="P9" style:family="paragraph" style:parent-style-name="Text_20_body" style:list-style-name="L3">
      <style:text-properties officeooo:paragraph-rsid="0003f48a"/>
    </style:style>
    <style:style style:name="P10" style:family="paragraph" style:parent-style-name="Text_20_body" style:list-style-name="L5"/>
    <style:style style:name="P11" style:family="paragraph" style:parent-style-name="Text_20_body">
      <style:text-properties officeooo:rsid="0003f48a" officeooo:paragraph-rsid="0003f48a"/>
    </style:style>
    <style:style style:name="P12" style:family="paragraph" style:list-style-name="L8"/>
    <style:style style:name="P13" style:family="paragraph" style:list-style-name="L3">
      <style:text-properties fo:font-size="10pt" officeooo:paragraph-rsid="0003f48a" style:font-size-asian="10pt" style:font-size-complex="10pt"/>
    </style:style>
    <style:style style:name="P14" style:family="paragraph" style:parent-style-name="Text_20_body">
      <style:text-properties fo:font-size="10pt" officeooo:paragraph-rsid="0003f48a" style:font-size-asian="10pt" style:font-size-complex="10pt"/>
    </style:style>
    <style:style style:name="P15" style:family="paragraph" style:list-style-name="L5">
      <style:text-properties fo:font-size="10pt" style:font-size-asian="10pt" style:font-size-complex="10pt"/>
    </style:style>
    <style:style style:name="P16" style:family="paragraph" style:parent-style-name="Text_20_body">
      <style:text-properties fo:color="#355269" loext:opacity="100%" fo:font-size="15pt" fo:font-style="italic" fo:font-weight="normal" officeooo:rsid="0003f48a" officeooo:paragraph-rsid="0003f48a" style:font-size-asian="15pt" style:font-style-asian="italic" style:font-weight-asian="normal" style:font-size-complex="15pt" style:font-style-complex="italic" style:font-weight-complex="normal"/>
    </style:style>
    <style:style style:name="P17" style:family="paragraph" style:parent-style-name="Text_20_body">
      <style:text-properties fo:color="#355269" loext:opacity="100%" fo:font-size="15pt" fo:font-style="italic" officeooo:paragraph-rsid="0003f48a" style:font-size-asian="15pt" style:font-style-asian="italic" style:font-size-complex="15pt" style:font-style-complex="italic"/>
    </style:style>
    <style:style style:name="P18" style:family="paragraph" style:parent-style-name="Text_20_body">
      <style:text-properties fo:color="#355269" loext:opacity="100%" fo:font-size="15pt" fo:font-style="italic" style:font-size-asian="15pt" style:font-style-asian="italic" style:font-size-complex="15pt" style:font-style-complex="italic"/>
    </style:style>
    <style:style style:name="T1" style:family="text">
      <style:text-properties fo:font-variant="normal" fo:text-transform="none" fo:color="#d1d5db" loext:opacity="100%" style:font-name="S hne" fo:font-size="9.60000038146973pt" fo:letter-spacing="normal" fo:font-style="normal" fo:font-weight="normal"/>
    </style:style>
    <style:style style:name="T2" style:family="text">
      <style:text-properties fo:font-size="15pt" style:font-size-asian="15pt" style:font-size-complex="15pt"/>
    </style:style>
    <style:style style:name="T3" style:family="text">
      <style:text-properties fo:color="#355269" loext:opacity="100%" fo:font-size="15pt" style:font-size-asian="15pt" style:font-size-complex="15pt"/>
    </style:style>
    <style:style style:name="T4" style:family="text">
      <style:text-properties fo:font-size="10pt" style:font-size-asian="10pt" style:font-size-complex="10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uilding a Weather Application using Java</text:p>
      <text:p text:style-name="P1"/>
      <text:p text:style-name="P4">Introduction:</text:p>
      <text:p text:style-name="P1"><text:span text:style-name="T1"/></text:p>
      <text:p text:style-name="P5">Weather is an essential part of our daily lives, and having access to accurate weather information can be of great benefit. With the advancement in technology, weather applications have become increasingly popular due to the ease of access to real-time weather information. There are many weather applications available in the market, but they vary in terms of features, accuracy, and user-friendliness. The purpose of this project is to develop a weather application using Java that can provide users with accurate and up-to-date weather information for a given location. The application will use APIs that provide access to weather data, and it will display the information in an easy-to-read format. </text:p>
      <text:p text:style-name="P6">In this project, a review of existing weather applications will be conducted to identify their features and functionalities. This will help in identifying the requirements for the proposed application. A literature review will also be conducted to gain a better understanding of the various technologies and tools that can be used to develop a weather application using Java. </text:p>
      <text:p text:style-name="P2"/>
      <text:p text:style-name="P8"><text:span text:style-name="T3">Objectives of the Study:</text:span> </text:p>
      <text:p text:style-name="P2"><text:tab/></text:p>
      <text:p text:style-name="P7">The objectives of this study are as follows:</text:p>
      <text:p text:style-name="P7"/>
      <text:list xml:id="list2234049922" text:style-name="L3">
        <text:list-item>
          <text:p text:style-name="Text_20_body">To develop a weather application using Java that can provide accurate and up-to-date weather information for a given location.</text:p>
        </text:list-item>
        <text:list-item>
          <text:p text:style-name="Text_20_body">To use APIs to access weather data and integrate it into the application.</text:p>
        </text:list-item>
        <text:list-item>
          <text:p text:style-name="Text_20_body">To provide an easy-to-use interface that can display weather information in a clear and concise manner.</text:p>
        </text:list-item>
        <text:list-item>
          <text:p text:style-name="P9"><text:span text:style-name="T4">To create an application that can be easily accessed and used by a wide range of users.</text:span></text:p>
          <text:p text:style-name="P9"><text:span text:style-name="T4"/></text:p>
        </text:list-item>
      </text:list>
      <text:p text:style-name="P17">Research Methodology: </text:p>
      <text:p text:style-name="P14">The research methodology for this project will involve the following steps:</text:p>
      <text:list text:style-name="L5">
        <text:list-item>
          <text:p text:style-name="Text_20_body">Conducting a review of existing weather applications to identify their features and functionalities.</text:p>
        </text:list-item>
        <text:list-item>
          <text:p text:style-name="Text_20_body">Identifying the APIs that can provide access to weather data.</text:p>
        </text:list-item>
        <text:list-item>
          <text:p text:style-name="Text_20_body">Developing the application using Java and integrating the APIs to access weather data.</text:p>
        </text:list-item>
        <text:list-item>
          <text:p text:style-name="P10"><text:span text:style-name="T4">Testing the application to ensure that it provides accurate and up-to-date weather information.</text:span></text:p>
        </text:list-item>
      </text:list>
      <text:p text:style-name="Text_20_body"><text:span text:style-name="T4"/></text:p>
      <text:p text:style-name="P16">Technology to be Used: </text:p>
      <text:p text:style-name="P11"><text:span text:style-name="T4">The weather application will be developed using Java, and it will use APIs to access weather data. The APIs that will be used will depend on the specific requirements of the project, but they will be selected based on their accuracy, reliability, and ease of integration. The application will be developed using a suitable IDE, such as Visual Studio Code, and it will be designed to run on a web server with the help of JSP.</text:span></text:p>
      <text:p text:style-name="P11"><text:span text:style-name="T4"/></text:p>
      <text:p text:style-name="P18">References:</text:p>
      <text:list text:style-name="L8">
        <text:list-item>
          <text:p text:style-name="Text_20_body"><text:span text:style-name="T4">The Java Tutorials - Oracle (</text:span><text:a xlink:type="simple" xlink:href="https://docs.oracle.com/javase/tutorial/" office:target-frame-name="_new" xlink:show="replace" text:style-name="Internet_20_link" text:visited-style-name="Visited_20_Internet_20_Link"><text:span text:style-name="T4">https://docs.oracle.com/javase/tutorial/</text:span></text:a><text:span text:style-name="T4">)</text:span></text:p>
        </text:list-item>
        <text:list-item>
          <text:p text:style-name="Text_20_body"><text:span text:style-name="T4">Weather APIs - RapidAPI (</text:span><text:a xlink:type="simple" xlink:href="https://rapidapi.com/collection/weather-apis" office:target-frame-name="_new" xlink:show="replace" text:style-name="Internet_20_link" text:visited-style-name="Visited_20_Internet_20_Link"><text:span text:style-name="T4">https://rapidapi.com/collection/weather-apis</text:span></text:a><text:span text:style-name="T4">)</text:span></text:p>
        </text:list-item>
        <text:list-item>
          <text:p text:style-name="Text_20_body"><text:span text:style-name="T4">Building Web Applications with Java - Spring Framework (</text:span><text:a xlink:type="simple" xlink:href="https://spring.io/guides/gs/serving-web-content/" office:target-frame-name="_new" xlink:show="replace" text:style-name="Internet_20_link" text:visited-style-name="Visited_20_Internet_20_Link"><text:span text:style-name="T4">https://spring.io/guides/gs/serving-web-content/</text:span></text:a><text:span text:style-name="T4">)</text:span></text:p>
        </text:list-item>
      </text:list>
      <text:p text:style-name="P11"><text:soft-page-break/></text:p>
      <text:p text:style-name="Standard"><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ans Serif Collection" svg:font-family="'Sans Serif Collection'" style:font-family-generic="swiss" style:font-pitch="variable"/>
    <style:font-face style:name="Serif" svg:font-family="Serif" style:font-family-generic="roman"/>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7T19:47:39.066000000</meta:creation-date>
    <meta:print-date>2023-02-17T22:56:00.774000000</meta:print-date>
    <dc:date>2023-02-18T00:16:13.479000000</dc:date>
    <meta:editing-duration>PT4H28M36S</meta:editing-duration>
    <meta:editing-cycles>1</meta:editing-cycles>
    <meta:document-statistic meta:table-count="0" meta:image-count="0" meta:object-count="0" meta:page-count="2" meta:paragraph-count="24" meta:word-count="426" meta:character-count="2746" meta:non-whitespace-character-count="2348"/>
    <meta:generator>LibreOffice/7.4.2.3$Windows_X86_64 LibreOffice_project/382eef1f22670f7f4118c8c2dd222ec7ad009daf</meta:generator>
  </office:meta>
</office:document-meta>
</file>